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5.696cm" fo:min-width="9.41cm" fo:padding-top="0.151cm" fo:padding-bottom="0.151cm" fo:padding-left="0.276cm" fo:padding-right="0.276cm"/>
    </style:style>
    <style:style style:name="gr2" style:family="graphic" style:parent-style-name="standard">
      <style:graphic-properties svg:stroke-color="#ffffff" draw:fill-color="#000000" draw:textarea-horizontal-align="justify" draw:textarea-vertical-align="middle" draw:auto-grow-height="false" fo:min-height="0.29cm" fo:min-width="0.04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493cm" fo:min-width="2.225cm"/>
    </style:style>
    <style:style style:name="gr4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3.962cm" fo:min-width="8.915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741cm" fo:min-width="8.419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245cm" fo:min-width="0.986cm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4.953cm" fo:min-width="2.225cm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0.493cm" fo:min-width="1.482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493cm" fo:min-width="4.703cm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0.246cm" fo:min-width="1.482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245cm" fo:min-width="0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245cm" fo:min-width="0.039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245cm" fo:min-width="0cm"/>
    </style:style>
    <style:style style:name="gr14" style:family="graphic" style:parent-style-name="standard">
      <style:graphic-properties draw:stroke="none" svg:stroke-color="#ffffff" draw:fill="none" draw:fill-color="#ffffff" draw:textarea-horizontal-align="justify" draw:textarea-vertical-align="middle" draw:auto-grow-height="false" fo:min-height="1.98cm" fo:min-width="4.703cm"/>
    </style:style>
    <style:style style:name="P1" style:family="paragraph">
      <style:paragraph-properties fo:margin-top="0cm" fo:margin-bottom="0cm" fo:text-align="center">
        <style:tab-stops/>
      </style:paragraph-properties>
    </style:style>
    <style:style style:name="P2" style:family="paragraph">
      <loext:graphic-properties draw:fill-color="#ffffff"/>
      <style:paragraph-properties fo:margin-top="0cm" fo:margin-bottom="0cm" fo:text-align="center">
        <style:tab-stops/>
      </style:paragraph-properties>
      <style:text-properties fo:font-size="13pt"/>
    </style:style>
    <style:style style:name="P3" style:family="paragraph">
      <style:paragraph-properties fo:text-align="center"/>
    </style:style>
    <style:style style:name="P4" style:family="paragraph">
      <loext:graphic-properties draw:fill-color="#000000"/>
      <style:paragraph-properties fo:text-align="center"/>
      <style:text-properties fo:font-size="13pt" fo:font-weight="bold"/>
    </style:style>
    <style:style style:name="P5" style:family="paragraph">
      <loext:graphic-properties draw:fill-color="#ffffff"/>
      <style:paragraph-properties fo:margin-top="0cm" fo:margin-bottom="0cm" fo:text-align="center">
        <style:tab-stops/>
      </style:paragraph-properties>
      <style:text-properties fo:font-size="11pt"/>
    </style:style>
    <style:style style:name="P6" style:family="paragraph">
      <style:paragraph-properties fo:margin-top="0cm" fo:margin-bottom="0cm" fo:text-align="start">
        <style:tab-stops/>
      </style:paragraph-properties>
    </style:style>
    <style:style style:name="P7" style:family="paragraph">
      <loext:graphic-properties draw:fill-color="#ffffff"/>
      <style:paragraph-properties fo:margin-top="0cm" fo:margin-bottom="0cm" fo:text-align="start">
        <style:tab-stops/>
      </style:paragraph-properties>
      <style:text-properties fo:font-size="11pt"/>
    </style:style>
    <style:style style:name="P8" style:family="paragraph">
      <loext:graphic-properties draw:fill-color="#ffffff"/>
      <style:paragraph-properties fo:margin-top="0cm" fo:margin-bottom="0cm" fo:text-align="center">
        <style:tab-stops/>
      </style:paragraph-properties>
      <style:text-properties fo:font-size="15pt" fo:font-weight="bold"/>
    </style:style>
    <style:style style:name="P9" style:family="paragraph">
      <style:paragraph-properties fo:margin-top="0.203cm" fo:margin-bottom="0cm" fo:text-align="start">
        <style:tab-stops/>
      </style:paragraph-properties>
    </style:style>
    <style:style style:name="P10" style:family="paragraph">
      <loext:graphic-properties draw:fill="none" draw:fill-color="#ffffff"/>
      <style:paragraph-properties fo:margin-top="0.203cm" fo:margin-bottom="0cm" fo:text-align="start">
        <style:tab-stops/>
      </style:paragraph-properties>
      <style:text-properties fo:font-size="11pt"/>
    </style:style>
    <style:style style:name="T1" style:family="text">
      <style:text-properties fo:font-size="13pt"/>
    </style:style>
    <style:style style:name="T2" style:family="text">
      <style:text-properties fo:font-size="13pt" fo:font-weight="bold"/>
    </style:style>
    <style:style style:name="T3" style:family="text">
      <style:text-properties fo:font-size="11pt"/>
    </style:style>
    <style:style style:name="T4" style:family="text">
      <style:text-properties fo:font-size="15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9.91cm" svg:height="5.946cm" svg:x="1.991cm" svg:y="1.991cm">
          <text:p text:style-name="P1"><text:span text:style-name="T1">Players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762cm" svg:height="0.762cm" svg:x="2.22cm" svg:y="2.22cm">
          <text:p text:style-name="P3"><text:span text:style-name="T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725cm" svg:height="0.743cm" svg:x="8.928cm" svg:y="2.486cm">
          <text:p text:style-name="P1"><text:span text:style-name="T3">Add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9.415cm" svg:height="4.212cm" svg:x="2.238cm" svg:y="3.477cm">
          <text:p text:style-name="P1"><text:span text:style-name="T3">List</text:span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8.919cm" svg:height="0.991cm" svg:x="2.486cm" svg:y="4.468cm">
          <text:p text:style-name="P6"><text:span text:style-name="T3">Name <text:s text:c="3"/>Strength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486cm" svg:height="0.495cm" svg:x="9.671cm" svg:y="4.716cm">
          <text:p text:style-name="P1"><text:span text:style-name="T3">Edit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486cm" svg:height="0.495cm" svg:x="7.937cm" svg:y="4.716cm">
          <text:p text:style-name="P1"><text:span text:style-name="T3">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9.91cm" svg:height="5.946cm" svg:x="12.396cm" svg:y="1.991cm">
          <text:p text:style-name="P1"><text:span text:style-name="T1">Player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.725cm" svg:height="5.203cm" svg:x="12.644cm" svg:y="2.486cm">
          <text:p text:style-name="P1"><text:span text:style-name="T3">Strength</text:span></text:p>
          <text:p text:style-name="P1"><text:span text:style-name="T3"/></text:p>
          <text:p text:style-name="P1"><text:span text:style-name="T3">Name</text:span></text:p>
          <text:p text:style-name="P1"><text:span text:style-name="T3"/></text:p>
          <text:p text:style-name="P1"><text:span text:style-name="T3">Level</text:span></text:p>
          <text:p text:style-name="P1"><text:span text:style-name="T3"/></text:p>
          <text:p text:style-name="P1"><text:span text:style-name="T3">Perks</text:span></text:p>
          <text:p text:style-name="P1"><text:span text:style-name="T3"/></text:p>
          <text:p text:style-name="P1"><text:span text:style-name="T3"/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.982cm" svg:height="0.743cm" svg:x="15.121cm" svg:y="2.777cm">
          <text:p text:style-name="P1"><text:span text:style-name="T4">6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5.203cm" svg:height="0.743cm" svg:x="15.121cm" svg:y="3.768cm">
          <text:p text:style-name="P1"><text:span text:style-name="T4"/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982cm" svg:height="0.496cm" svg:x="15.121cm" svg:y="4.759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495cm" svg:height="0.495cm" svg:x="16.608cm" svg:y="4.76cm">
          <text:p text:style-name="P1"><text:span text:style-name="T3">-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0.539cm" svg:height="0.495cm" svg:x="17.308cm" svg:y="4.76cm">
          <text:p text:style-name="P1"><text:span text:style-name="T3">+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0.495cm" svg:height="0.495cm" svg:x="15.122cm" svg:y="5.4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0.495cm" svg:height="0.495cm" svg:x="15.122cm" svg:y="6.1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0.495cm" svg:height="0.495cm" svg:x="15.122cm" svg:y="6.8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5.203cm" svg:height="2.23cm" svg:x="15.712cm" svg:y="5.159cm">
          <text:p text:style-name="P9"><text:span text:style-name="T3">Amulet of Luck</text:span></text:p>
          <text:p text:style-name="P9"><text:span text:style-name="T3">Steel armor</text:span></text:p>
          <text:p text:style-name="P9"><text:span text:style-name="T3">Master conjur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762cm" svg:height="0.762cm" svg:x="12.521cm" svg:y="2.221cm">
          <text:p text:style-name="P3"><text:span text:style-name="T2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bastian </meta:initial-creator>
    <meta:creation-date>2016-01-20T17:38:17.074138822</meta:creation-date>
    <dc:date>2016-02-12T08:27:30.684515000</dc:date>
    <meta:editing-duration>PT42M50S</meta:editing-duration>
    <meta:editing-cycles>28</meta:editing-cycles>
    <meta:generator>LibreOffice/5.0.4.2$MacOSX_X86_64 LibreOffice_project/2b9802c1994aa0b7dc6079e128979269cf95bc78</meta:generator>
    <meta:document-statistic meta:object-count="19"/>
  </office:meta>
</office:document-meta>
</file>